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4.932cm" style:rel-column-width="19011*"/>
    </style:style>
    <style:style style:name="Table1.B" style:family="table-column">
      <style:table-column-properties style:column-width="12.069cm" style:rel-column-width="46524*"/>
    </style:style>
    <style:style style:name="Table1.A1" style:family="table-cell">
      <style:table-cell-properties style:writing-mode="page"/>
    </style:style>
    <style:style style:name="Table1.A2" style:family="table-cell">
      <style:table-cell-properties fo:padding="0.049cm" fo:border-left="0.05pt solid #000000" fo:border-right="none" fo:border-top="0.05pt solid #000000" fo:border-bottom="0.05pt solid #000000" style:writing-mode="page"/>
    </style:style>
    <style:style style:name="Table1.B2" style:family="table-cell">
      <style:table-cell-properties fo:padding="0.049cm" fo:border="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0.05pt solid #000000" fo:border-top="none" fo:border-bottom="0.05pt solid #000000" style:writing-mode="page"/>
    </style:style>
    <style:style style:name="Table1.8" style:family="table-row">
      <style:table-row-properties style:min-row-height="0.794cm"/>
    </style:style>
    <style:style style:name="P1" style:family="paragraph" style:parent-style-name="Title">
      <style:text-properties officeooo:paragraph-rsid="000494f2"/>
    </style:style>
    <style:style style:name="P2" style:family="paragraph" style:parent-style-name="Table_20_Contents">
      <style:text-properties style:font-name="Liberation Sans" fo:font-size="18pt" style:font-name-asian="Microsoft YaHei" style:font-size-asian="18pt" style:font-name-complex="Lucida Sans1" style:font-size-complex="18pt"/>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style="italic" officeooo:rsid="0000d2ae" officeooo:paragraph-rsid="000e6379" style:font-style-asian="italic" style:font-style-complex="italic"/>
    </style:style>
    <style:style style:name="P5" style:family="paragraph" style:parent-style-name="Text_20_body">
      <style:text-properties officeooo:paragraph-rsid="000e6379"/>
    </style:style>
    <style:style style:name="P6" style:family="paragraph" style:parent-style-name="Text_20_body">
      <style:text-properties fo:font-style="italic" officeooo:rsid="0001ee94" officeooo:paragraph-rsid="000e6379" style:font-style-asian="italic" style:font-style-complex="italic"/>
    </style:style>
    <style:style style:name="P7" style:family="paragraph" style:parent-style-name="Text_20_body">
      <style:text-properties fo:font-weight="bold" officeooo:rsid="000e6379" officeooo:paragraph-rsid="00101f4a" style:font-weight-asian="bold" style:font-weight-complex="bold"/>
    </style:style>
    <style:style style:name="P8" style:family="paragraph" style:parent-style-name="Text_20_body">
      <style:text-properties fo:font-weight="bold" officeooo:rsid="000e6379" officeooo:paragraph-rsid="000e6379" style:font-weight-asian="bold" style:font-weight-complex="bold"/>
    </style:style>
    <style:style style:name="P9" style:family="paragraph" style:parent-style-name="Text_20_body">
      <style:text-properties fo:font-weight="bold" officeooo:rsid="000eca03" officeooo:paragraph-rsid="000eca03" style:font-weight-asian="bold" style:font-weight-complex="bold"/>
    </style:style>
    <style:style style:name="P10" style:family="paragraph" style:parent-style-name="Text_20_body">
      <style:text-properties fo:font-weight="bold" officeooo:rsid="0012ef85" officeooo:paragraph-rsid="0012ef85" style:font-weight-asian="bold" style:font-weight-complex="bold"/>
    </style:style>
    <style:style style:name="P11" style:family="paragraph" style:parent-style-name="Text_20_body">
      <style:text-properties fo:font-style="italic" officeooo:rsid="0017afa8" officeooo:paragraph-rsid="0017afa8" style:font-style-asian="italic" style:font-style-complex="italic"/>
    </style:style>
    <style:style style:name="P12" style:family="paragraph" style:parent-style-name="Text_20_body">
      <style:text-properties fo:font-style="italic" officeooo:rsid="0000d2ae" officeooo:paragraph-rsid="0000d2ae" style:font-style-asian="italic" style:font-style-complex="italic"/>
    </style:style>
    <style:style style:name="P13" style:family="paragraph" style:parent-style-name="Text_20_body">
      <style:text-properties fo:font-style="normal" officeooo:rsid="0000d2ae" officeooo:paragraph-rsid="0000d2ae" style:font-style-asian="normal" style:font-style-complex="normal"/>
    </style:style>
    <style:style style:name="P14" style:family="paragraph" style:parent-style-name="Text_20_body">
      <style:text-properties officeooo:paragraph-rsid="0017afa8"/>
    </style:style>
    <style:style style:name="P15" style:family="paragraph" style:parent-style-name="Text_20_body">
      <style:text-properties officeooo:rsid="0017afa8" officeooo:paragraph-rsid="0017afa8"/>
    </style:style>
    <style:style style:name="P16" style:family="paragraph" style:parent-style-name="Text_20_body">
      <style:text-properties fo:color="#000000" loext:opacity="100%" style:font-name="Calibri" fo:font-size="12pt" fo:font-style="normal" officeooo:paragraph-rsid="0000d2ae" style:font-style-asian="normal" style:font-style-complex="normal"/>
    </style:style>
    <style:style style:name="P17" style:family="paragraph" style:parent-style-name="Text_20_body">
      <style:text-properties fo:font-style="italic" officeooo:rsid="0000d2ae" officeooo:paragraph-rsid="0001ee94" style:font-style-asian="italic" style:font-style-complex="italic"/>
    </style:style>
    <style:style style:name="P18" style:family="paragraph" style:parent-style-name="Text_20_body">
      <style:text-properties fo:font-style="italic" officeooo:rsid="00196736" officeooo:paragraph-rsid="00196736" style:font-style-asian="italic" style:font-style-complex="italic"/>
    </style:style>
    <style:style style:name="P19" style:family="paragraph" style:parent-style-name="Text_20_body">
      <style:text-properties fo:font-style="normal" officeooo:rsid="0001ee94" officeooo:paragraph-rsid="0001ee94" style:font-style-asian="normal" style:font-style-complex="normal"/>
    </style:style>
    <style:style style:name="P20" style:family="paragraph" style:parent-style-name="Standard">
      <style:text-properties officeooo:rsid="0000d2ae" officeooo:paragraph-rsid="0000d2ae"/>
    </style:style>
    <style:style style:name="P21" style:family="paragraph" style:parent-style-name="Heading_20_1">
      <style:text-properties officeooo:rsid="00079a3f" officeooo:paragraph-rsid="00079a3f"/>
    </style:style>
    <style:style style:name="P22" style:family="paragraph" style:parent-style-name="Text_20_body">
      <style:text-properties fo:font-style="normal" officeooo:paragraph-rsid="00079a3f" style:font-style-asian="normal" style:font-style-complex="normal"/>
    </style:style>
    <style:style style:name="P23" style:family="paragraph" style:parent-style-name="Heading_20_1">
      <style:text-properties officeooo:paragraph-rsid="0007de08"/>
    </style:style>
    <style:style style:name="P24" style:family="paragraph" style:parent-style-name="Text_20_body">
      <style:text-properties fo:font-style="normal" officeooo:rsid="00079a3f" officeooo:paragraph-rsid="00079a3f" style:font-style-asian="normal" style:font-style-complex="normal"/>
    </style:style>
    <style:style style:name="P25" style:family="paragraph" style:parent-style-name="Text_20_body">
      <style:text-properties fo:font-style="italic" fo:font-weight="bold" officeooo:rsid="00079a3f" officeooo:paragraph-rsid="00079a3f" style:font-style-asian="italic" style:font-weight-asian="bold" style:font-style-complex="italic" style:font-weight-complex="bold"/>
    </style:style>
    <style:style style:name="P26" style:family="paragraph" style:parent-style-name="Heading_20_1">
      <style:text-properties officeooo:paragraph-rsid="00079a3f"/>
    </style:style>
    <style:style style:name="P27" style:family="paragraph" style:parent-style-name="Heading_20_2">
      <style:text-properties officeooo:rsid="0001ee94" officeooo:paragraph-rsid="00079a3f"/>
    </style:style>
    <style:style style:name="P28" style:family="paragraph" style:parent-style-name="Text_20_body">
      <style:text-properties fo:font-style="normal" style:font-style-asian="normal" style:font-style-complex="normal"/>
    </style:style>
    <style:style style:name="P29" style:family="paragraph" style:parent-style-name="Heading_20_2">
      <style:text-properties officeooo:paragraph-rsid="00079a3f"/>
    </style:style>
    <style:style style:name="P30" style:family="paragraph" style:parent-style-name="Text_20_body">
      <style:text-properties fo:font-style="normal" fo:font-weight="normal" officeooo:rsid="00029599" officeooo:paragraph-rsid="00079a3f" style:font-style-asian="normal" style:font-weight-asian="normal" style:font-style-complex="normal" style:font-weight-complex="normal"/>
    </style:style>
    <style:style style:name="P31" style:family="paragraph" style:parent-style-name="Text_20_body">
      <style:text-properties fo:font-style="normal" officeooo:rsid="00079a3f" officeooo:paragraph-rsid="0007de08" style:font-style-asian="normal" style:font-style-complex="normal"/>
    </style:style>
    <style:style style:name="P32" style:family="paragraph" style:parent-style-name="Text_20_body">
      <style:text-properties fo:color="#000000" loext:opacity="100%" style:font-name="Calibri" fo:font-size="12pt" fo:font-style="normal" officeooo:rsid="000a6d26" officeooo:paragraph-rsid="0008bc22" style:font-style-asian="normal" style:font-style-complex="normal"/>
    </style:style>
    <style:style style:name="P33" style:family="paragraph" style:parent-style-name="Text_20_body">
      <style:text-properties officeooo:rsid="001bd5fd" officeooo:paragraph-rsid="001bd5fd"/>
    </style:style>
    <style:style style:name="P34" style:family="paragraph" style:parent-style-name="Text_20_body">
      <style:text-properties officeooo:paragraph-rsid="001bd5fd"/>
    </style:style>
    <style:style style:name="T1" style:family="text">
      <style:text-properties officeooo:rsid="001bead0"/>
    </style:style>
    <style:style style:name="T2" style:family="text">
      <style:text-properties officeooo:rsid="000494f2"/>
    </style:style>
    <style:style style:name="T3" style:family="text">
      <style:text-properties fo:font-style="italic" officeooo:rsid="0001ee94" style:font-style-asian="italic" style:font-style-complex="italic"/>
    </style:style>
    <style:style style:name="T4" style:family="text">
      <style:text-properties fo:color="#000000" loext:opacity="100%" style:font-name="Calibri" fo:font-size="12pt" fo:font-style="italic" style:font-style-asian="italic" style:font-style-complex="italic"/>
    </style:style>
    <style:style style:name="T5" style:family="text">
      <style:text-properties fo:color="#000000" loext:opacity="100%" style:font-name="Calibri" fo:font-size="12pt" fo:font-style="italic" officeooo:rsid="0001ee94" style:font-style-asian="italic" style:font-style-complex="italic"/>
    </style:style>
    <style:style style:name="T6" style:family="text">
      <style:text-properties fo:font-style="italic" style:font-style-asian="italic" style:font-style-complex="italic"/>
    </style:style>
    <style:style style:name="T7" style:family="text">
      <style:text-properties fo:color="#000000" loext:opacity="100%" style:font-name="Calibri" fo:font-size="12pt"/>
    </style:style>
    <style:style style:name="T8" style:family="text">
      <style:text-properties fo:color="#000000" loext:opacity="100%"/>
    </style:style>
    <style:style style:name="T9" style:family="text">
      <style:text-properties officeooo:rsid="00101f4a"/>
    </style:style>
    <style:style style:name="T10" style:family="text">
      <style:text-properties officeooo:rsid="0014d071"/>
    </style:style>
    <style:style style:name="T11" style:family="text">
      <style:text-properties fo:font-style="italic" officeooo:rsid="0017afa8" style:font-style-asian="italic" style:font-style-complex="italic"/>
    </style:style>
    <style:style style:name="T12" style:family="text">
      <style:text-properties officeooo:rsid="0017afa8"/>
    </style:style>
    <style:style style:name="T13" style:family="text">
      <style:text-properties officeooo:rsid="0017b532"/>
    </style:style>
    <style:style style:name="T14" style:family="text">
      <style:text-properties officeooo:rsid="0001ee94"/>
    </style:style>
    <style:style style:name="T15" style:family="text">
      <style:text-properties officeooo:rsid="001677bc"/>
    </style:style>
    <style:style style:name="T16" style:family="text">
      <style:text-properties officeooo:rsid="00196736"/>
    </style:style>
    <style:style style:name="T17" style:family="text">
      <style:text-properties officeooo:rsid="0012e01a"/>
    </style:style>
    <style:style style:name="T18" style:family="text">
      <style:text-properties officeooo:rsid="001bd5fd"/>
    </style:style>
    <style:style style:name="T19" style:family="text">
      <style:text-properties fo:color="#000000" loext:opacity="100%" style:font-name="Calibri" fo:font-size="12pt" fo:font-style="italic" officeooo:rsid="001bd5fd" style:font-style-asian="italic" style:font-style-complex="italic"/>
    </style:style>
    <style:style style:name="T20" style:family="text">
      <style:text-properties fo:color="#000000" loext:opacity="100%" style:font-name="Calibri" fo:font-size="12pt" fo:font-style="italic" officeooo:rsid="000a6d26"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vice specification<text:span text:style-name="T1">s</text:span></text:p>
      <text:p text:style-name="Subtitle"><text:span text:style-name="T2">[</text:span>template sheet<text:span text:style-name="T2">]</text:span></text:p>
      <table:table table:name="Table1" table:style-name="Table1">
        <table:table-column table:style-name="Table1.A"/>
        <table:table-column table:style-name="Table1.B"/>
        <table:table-row>
          <table:table-cell table:style-name="Table1.A1" office:value-type="string">
            <text:p text:style-name="P2"/>
          </table:table-cell>
          <table:table-cell table:style-name="Table1.A1" office:value-type="string">
            <text:p text:style-name="P2"/>
          </table:table-cell>
        </table:table-row>
        <table:table-row>
          <table:table-cell table:style-name="Table1.A2" office:value-type="string">
            <text:p text:style-name="P3">Product/trade name</text:p>
          </table:table-cell>
          <table:table-cell table:style-name="Table1.B2" office:value-type="string">
            <text:p text:style-name="P4">Name of the device here</text:p>
          </table:table-cell>
        </table:table-row>
        <table:table-row>
          <table:table-cell table:style-name="Table1.A3" office:value-type="string">
            <text:p text:style-name="P3">Unique device identifier</text:p>
          </table:table-cell>
          <table:table-cell table:style-name="Table1.B3" office:value-type="string">
            <text:p text:style-name="P5"><text:span text:style-name="T3">For CE certified systems, ID number </text:span><text:span text:style-name="T4">as referred to in Part C of Annex VI assigned by the manufacturer, </text:span><text:span text:style-name="T5">for</text:span><text:span text:style-name="T3"> the </text:span><text:span text:style-name="T6">EUDAMED database </text:span><text:span text:style-name="T3">(</text:span><text:a xlink:type="simple" xlink:href="https://health.ec.europa.eu/medical-devices-eudamed/udidevice-registration_en" text:style-name="Internet_20_link" text:visited-style-name="Visited_20_Internet_20_Link"><text:span text:style-name="T3">https://health.ec.europa.eu/medical-devices-eudamed/udidevice-registration_en</text:span></text:a><text:span text:style-name="T3">)</text:span></text:p>
            <text:p text:style-name="P6"><text:span text:style-name="T7">Otherwise</text:span><text:span text:style-name="T8"> </text:span><text:span text:style-name="T7">a clear identification by means of product code, catalogue number etc.</text:span></text:p>
          </table:table-cell>
        </table:table-row>
        <table:table-row>
          <table:table-cell table:style-name="Table1.A3" office:value-type="string">
            <text:p text:style-name="P7">Document version <text:span text:style-name="T9">and revision date</text:span></text:p>
          </table:table-cell>
          <table:table-cell table:style-name="Table1.B3" office:value-type="string">
            <text:p text:style-name="P2"/>
          </table:table-cell>
        </table:table-row>
        <table:table-row>
          <table:table-cell table:style-name="Table1.A3" office:value-type="string">
            <text:p text:style-name="P8">Document authors <text:span text:style-name="T9">and contact details</text:span></text:p>
          </table:table-cell>
          <table:table-cell table:style-name="Table1.B3" office:value-type="string">
            <text:p text:style-name="P2"/>
          </table:table-cell>
        </table:table-row>
        <table:table-row>
          <table:table-cell table:style-name="Table1.A3" office:value-type="string">
            <text:p text:style-name="P9">Document license</text:p>
          </table:table-cell>
          <table:table-cell table:style-name="Table1.B3" office:value-type="string">
            <text:p text:style-name="P2"/>
          </table:table-cell>
        </table:table-row>
        <table:table-row>
          <table:table-cell table:style-name="Table1.A3" office:value-type="string">
            <text:p text:style-name="P10">Project website</text:p>
          </table:table-cell>
          <table:table-cell table:style-name="Table1.B3" office:value-type="string">
            <text:p text:style-name="P2"/>
          </table:table-cell>
        </table:table-row>
        <table:table-row table:style-name="Table1.8">
          <table:table-cell table:style-name="Table1.A3" office:value-type="string">
            <text:p text:style-name="P10">Document history</text:p>
          </table:table-cell>
          <table:table-cell table:style-name="Table1.B3" office:value-type="string">
            <text:p text:style-name="P2"/>
          </table:table-cell>
        </table:table-row>
      </table:table>
      <text:h text:style-name="Heading_20_1" text:outline-level="1"/>
      <text:h text:style-name="Heading_20_1" text:outline-level="1">General description of the device</text:h>
      <text:p text:style-name="P11">High-level description of the main role of the device.</text:p>
      <text:p text:style-name="P12">Example: This device generates stabilised DC voltages <text:span text:style-name="T10">for use as a power supply module</text:span>.</text:p>
      <text:p text:style-name="P13"/>
      <text:h text:style-name="Heading_20_1" text:outline-level="1">Intended purpose</text:h>
      <text:p text:style-name="P14"><text:span text:style-name="T11">H</text:span><text:span text:style-name="T12">igh-level description of the purpose of the device.</text:span></text:p>
      <text:p text:style-name="P15">Example: This device is intended to be a sub-module of the in the OSI2 ONE scanner.</text:p>
      <text:p text:style-name="P15">If this is a complete medical device, include patient population, medical conditions to be diagnosed, selection criteria, indications/contraindications.</text:p>
      <text:p text:style-name="P16"/>
      <text:h text:style-name="Heading_20_1" text:outline-level="1"><text:soft-page-break/>Intended users</text:h>
      <text:p text:style-name="P11">List of the people who will be interacting with the device, with the skills required.</text:p>
      <text:p text:style-name="P17">Example<text:span text:style-name="T12">s</text:span>: <text:span text:style-name="T13">Trained MRI r</text:span><text:span text:style-name="T14">adiographers, </text:span><text:span text:style-name="T15">lay persons</text:span><text:span text:style-name="T14">, </text:span><text:span text:style-name="T1">skilled electrician.</text:span><text:span text:style-name="T14">..</text:span></text:p>
      <text:p text:style-name="P13"/>
      <text:h text:style-name="Heading_20_1" text:outline-level="1">Warnings/<text:span text:style-name="T14">cautions</text:span></text:h>
      <text:p text:style-name="P18">List of warnings and cautions to be taken when using the assembled device. <text:span text:style-name="T14">Note that warnings that are specific to assembling procedures should be mentioned in the assembly instructions.</text:span></text:p>
      <text:p text:style-name="Text_20_body">Example<text:span text:style-name="T1">s</text:span>: Dangerous voltages, capable of causing injury or death. Do not attempt any service or repair activity without heeding the precautions and warnings presented in the package associated with this document. This unit must be transported and stored under the following conditions…</text:p>
      <text:p text:style-name="P19"/>
      <text:h text:style-name="Heading_20_1" text:outline-level="1">Principles of operation</text:h>
      <text:p text:style-name="Text_20_body">How to operate the device <text:span text:style-name="T16">once it is constructed</text:span>. This may be a high-level description, <text:span text:style-name="T16">for a </text:span>complete how-to guide <text:span text:style-name="T16">you may create</text:span> a <text:span text:style-name="T16">dedicated</text:span> user manual included in /doc.</text:p>
      <text:p text:style-name="P20"/>
      <text:p text:style-name="P20"/>
      <text:h text:style-name="P21" text:outline-level="1">Technical specifications</text:h>
      <text:p text:style-name="Text_20_body">This contains the target specifications <text:span text:style-name="T17">for all the relevant</text:span> physical descriptions of the device: dimensions, weight, voltage… It should also provides details for each existing variant. </text:p>
      <text:p text:style-name="P22"/>
      <text:h text:style-name="P23" text:outline-level="1">Accessories</text:h>
      <text:p text:style-name="Text_20_body">Description of the accessories and all other products that are intended to be used in combination with the device.</text:p>
      <text:p text:style-name="P24"/>
      <text:p text:style-name="P25">----------------------------------------------- For medical devices ---------------------------------------------</text:p>
      <text:h text:style-name="P26" text:outline-level="1">Device qualification/classification</text:h>
      <text:h text:style-name="P27" text:outline-level="2">Qualification of the product</text:h>
      <text:p text:style-name="Text_20_body">Class I (low risk), Class IIa (medium risk), Class IIb (medium to high risk), and Class III (high risk) </text:p>
      <text:p text:style-name="P28"/>
      <text:h text:style-name="P29" text:outline-level="2"><text:soft-page-break/>Rationale</text:h>
      <text:p text:style-name="Text_20_body">Check the <text:span text:style-name="Strong_20_Emphasis">Medical Devices Regulation (MDR) 2017/745</text:span> document to explain <text:span text:style-name="T1">how </text:span>you have assessed <text:span text:style-name="T1">the qualification level</text:span>.</text:p>
      <text:p text:style-name="P30"/>
      <text:h text:style-name="P23" text:outline-level="1">Configurations</text:h>
      <text:p text:style-name="Text_20_body">Complete list of the various configurations/variants of the device that are intended to be made available on the market, if any.</text:p>
      <text:p text:style-name="P31"/>
      <text:h text:style-name="P23" text:outline-level="1">Description of the raw materials </text:h>
      <text:p text:style-name="Text_20_body">List of materials incorporated into key functional elements. Materials making either direct contact with the human body or indirect contact with the body </text:p>
      <text:p text:style-name="P28"/>
      <text:h text:style-name="Heading_20_1" text:outline-level="1">Device history</text:h>
      <text:p text:style-name="Text_20_body">Produce an overview of the previous generations of the device produced by the manufacturer, as well as an overview of identified similar devices available in the EU or international markets, where such devices exist. This is likely to be large and may therefore be a separate document in /doc.</text:p>
      <text:p text:style-name="P32"/>
      <text:h text:style-name="Heading_20_1" text:outline-level="1">Safety record<text:span text:style-name="T18">s</text:span></text:h>
      <text:p text:style-name="Text_20_body"><text:span text:style-name="T19">Include i</text:span><text:span text:style-name="T20">nformation</text:span> concerning serious incidents, including information from PSURs, and field safety corrective actions. </text:p>
      <text:p text:style-name="Text_20_body"><text:span text:style-name="T18">Also include r</text:span>ecords referring to non-serious incidents and data on any undesirable side-effects.</text:p>
      <text:p text:style-name="Text_20_body">Information from trend reporting <text:span text:style-name="T18">r</text:span>elevant specialist or technical literature, databases and/or registers</text:p>
      <text:p text:style-name="Text_20_body">Feedback and complaints provided by users, distributors and importers</text:p>
      <text:p text:style-name="Text_20_body">Publicly available information about similar medical devices.</text:p>
      <text:p text:style-name="P28"/>
      <text:h text:style-name="Heading_20_1" text:outline-level="1"><text:span text:style-name="T18">Po</text:span>st-market surveillance plan</text:h>
      <text:p text:style-name="P33">Provide details of the following:</text:p>
      <text:p text:style-name="P34">A proactive and systematic process to collect any information referred above</text:p>
      <text:p text:style-name="Text_20_body">Effective and appropriate methods and processes to assess the collected data</text:p>
      <text:p text:style-name="Text_20_body"><text:soft-page-break/>Suitable indicators and threshold values that shall be used in the continuous assessment of the benefit- risk analysis and risk management </text:p>
      <text:p text:style-name="Text_20_body">Effective and appropriate methods and tools to investigate complaints and analyze market-related experience collected in the field</text:p>
      <text:p text:style-name="Text_20_body">Methods and protocols to manage the events subject to the trend report and to establish any statistically significant increase in the frequency or severity of incidents </text:p>
      <text:p text:style-name="Text_20_body">Methods and protocols to communicate effectively with competent authorities and users </text:p>
      <text:p text:style-name="Text_20_body">Systematic procedures to identify and initiate appropriate measures and corrective actions </text:p>
      <text:p text:style-name="Text_20_body">Effective tools to trace and identify devices</text:p>
      <text:p text:style-name="P2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tyle="italic" officeooo:rsid="0000d2ae" style:font-style-asian="italic" style:font-style-complex="italic"/>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 style:display-name="ListLabel 1" style:family="text">
      <style:text-properties style:font-name="Arial" fo:font-family="Arial" style:font-family-generic="roman" style:font-pitch="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prefix="•" text:bullet-char="•">
        <style:list-level-properties text:list-level-position-and-space-mode="label-alignment">
          <style:list-level-label-alignment text:label-followed-by="listtab"/>
        </style:list-level-properties>
        <style:text-properties fo:font-family="Arial" style:font-style-name="Regular"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02T15:33:04.396769400</meta:creation-date>
    <dc:date>2025-11-03T17:08:26.421440500</dc:date>
    <meta:editing-duration>PT6H14M2S</meta:editing-duration>
    <meta:editing-cycles>24</meta:editing-cycles>
    <meta:generator>LibreOffice/25.2.6.2$Windows_X86_64 LibreOffice_project/729c5bfe710f5eb71ed3bbde9e06a6065e9c6c5d</meta:generator>
    <meta:document-statistic meta:table-count="1" meta:image-count="0" meta:object-count="0" meta:page-count="4" meta:paragraph-count="59" meta:word-count="645" meta:character-count="4555" meta:non-whitespace-character-count="3960"/>
  </office:meta>
</office:document-meta>
</file>